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865" officeooo:paragraph-rsid="00173865"/>
    </style:style>
    <style:style style:name="P2" style:family="paragraph" style:parent-style-name="Standard">
      <style:text-properties officeooo:rsid="0018a5a0" officeooo:paragraph-rsid="0018a5a0"/>
    </style:style>
    <style:style style:name="P3" style:family="paragraph" style:parent-style-name="Standard">
      <style:text-properties officeooo:rsid="001a8be7" officeooo:paragraph-rsid="001a8be7"/>
    </style:style>
    <style:style style:name="P4" style:family="paragraph" style:parent-style-name="Standard">
      <style:text-properties officeooo:rsid="001dcc31" officeooo:paragraph-rsid="001dcc31"/>
    </style:style>
    <style:style style:name="P5" style:family="paragraph" style:parent-style-name="Standard" style:list-style-name="L1">
      <style:text-properties officeooo:rsid="0018a5a0" officeooo:paragraph-rsid="0018a5a0"/>
    </style:style>
    <style:style style:name="P6" style:family="paragraph" style:parent-style-name="Standard">
      <style:text-properties officeooo:rsid="001dcc31" officeooo:paragraph-rsid="001dcc31"/>
    </style:style>
    <style:style style:name="P7" style:family="paragraph" style:parent-style-name="Standard">
      <style:text-properties officeooo:rsid="00173865" officeooo:paragraph-rsid="00173865"/>
    </style:style>
    <style:style style:name="P8" style:family="paragraph" style:parent-style-name="Standard">
      <style:paragraph-properties fo:text-align="end" style:justify-single-word="false"/>
      <style:text-properties officeooo:rsid="002c9159" officeooo:paragraph-rsid="002c9159"/>
    </style:style>
    <style:style style:name="T1" style:family="text">
      <style:text-properties officeooo:rsid="0018a5a0"/>
    </style:style>
    <style:style style:name="T2" style:family="text">
      <style:text-properties officeooo:rsid="001a8be7"/>
    </style:style>
    <style:style style:name="T3" style:family="text">
      <style:text-properties officeooo:rsid="001b9f2d"/>
    </style:style>
    <style:style style:name="T4" style:family="text">
      <style:text-properties officeooo:rsid="001bc35a"/>
    </style:style>
    <style:style style:name="T5" style:family="text">
      <style:text-properties officeooo:rsid="0020a8b6"/>
    </style:style>
    <style:style style:name="T6" style:family="text">
      <style:text-properties officeooo:rsid="002153d3"/>
    </style:style>
    <style:style style:name="T7" style:family="text">
      <style:text-properties officeooo:rsid="0024f813"/>
    </style:style>
    <style:style style:name="T8" style:family="text">
      <style:text-properties officeooo:rsid="0028bec5"/>
    </style:style>
    <style:style style:name="T9" style:family="text">
      <style:text-properties officeooo:rsid="002abd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Κανελλάκη Μαρία Άννα – 1115201400060</text:p>
      <text:p text:style-name="P8"/>
      <text:p text:style-name="P1"/>
      <text:p text:style-name="P1"/>
      <text:p text:style-name="P1">Για την πρώτη ερώτηση, στο αρχείο addition.py, απλώς αντικαταστάθηκε το 0 στο return της συνάρτησης <text:span text:style-name="T1">με το a+b, ώστε να επιστρέφει το άθροισμα και όχι το 0.</text:span></text:p>
      <text:p text:style-name="P1"/>
      <text:p text:style-name="P2">Για τη δεύτερη ερώτηση, στο αρχείο buyLotsOfFruit.py:</text:p>
      <text:p text:style-name="P2"><text:tab/><text:span text:style-name="T2">L</text:span>oop για όλα τα περιεχόμενα του orderList.</text:p>
      <text:list xml:id="list4109549809" text:style-name="L1">
        <text:list-header>
          <text:p text:style-name="P5">Θέτω μεταβλητές fruit, numPounds, για το κάθε tuple της orderList.</text:p>
          <text:p text:style-name="P5">Αν δεν υπάρχει κάποιο fruit στο fruitPrices, εμφανίζεται αντίστοιχο μήνυμα.</text:p>
          <text:p text:style-name="P5">Υπολογίζεται και επιστρέφεται το συνολικό κόστος για τα φρούτα που υπάρχουν.</text:p>
        </text:list-header>
      </text:list>
      <text:p text:style-name="P2"/>
      <text:p text:style-name="P2">Για την τρίτη ερώτηση, στο αρχείο shopSmart.py:</text:p>
      <text:p text:style-name="P2"><text:tab/><text:span text:style-name="T2">Import την class του αρχειου shop.</text:span></text:p>
      <text:p text:style-name="P2"><text:tab/><text:span text:style-name="T2">Αρχικοποίηση της μεταβλητής mincost, η οποία χρησιμοποιείται για να βρουμε το <text:tab/>φθηνότερο fruitShop, με μια μεγαλη τιμη ώστε να αλλάζει.</text:span></text:p>
      <text:p text:style-name="P2"><text:tab/><text:span text:style-name="T2">Loop για τα fruitShops, όπου υπολογίζουμε τις τιμές του orderList, με τη βοήθεια της συνάρτησης getPriceOfOrder, και κρατάμε το μικρότερο, καθώς και το όνομά του το οποίο επιστρέφουμε.</text:span></text:p>
      <text:p text:style-name="P2"/>
      <text:p text:style-name="P3">Για την στοίβα, στο αρχείο priorityQueue.py:</text:p>
      <text:p text:style-name="P3"><text:tab/><text:span text:style-name="T3">Δημιουργείται η class Stack, όπου αρχικοποιείται η λίστα data, όπου θα αποθηκεύονται οι <text:tab/>χαρακτήρες και ο μετρητής στοιχείων στη λίστα count.</text:span></text:p>
      <text:p text:style-name="P3"><text:tab/><text:span text:style-name="T4">Ορίζονται οι συναρτήσεις:</text:span></text:p>
      <text:p text:style-name="P3"><text:tab/><text:tab/><text:span text:style-name="T4">empty(self): επιστρέφει 1 αν η λίστα είναι κενή, αλλιώς 0.</text:span></text:p>
      <text:p text:style-name="P3"><text:tab/><text:tab/><text:span text:style-name="T4">full(self): επιστρέφει 0, καθώς η στοίβα θα μπορεί να μεγαλώνει δυναμικά.</text:span></text:p>
      <text:p text:style-name="P3"><text:tab/><text:tab/><text:span text:style-name="T7">push(self, symbol): εισάγει το symbol στη λίστα data</text:span></text:p>
      <text:p text:style-name="P3"><text:tab/><text:tab/><text:span text:style-name="T4">pop(self): εξάγει το τελευταίο στοιχείο της data.</text:span></text:p>
      <text:p text:style-name="P3"/>
      <text:p text:style-name="P3"><text:tab/><text:span text:style-name="T8">Εκτός της κλάσης, ορίζεται η συνάρτηση pair που ελέγχει εάν είναι αντίστοιχες οι <text:tab/>παρενθέσεις.</text:span></text:p>
      <text:p text:style-name="P3"><text:tab/><text:tab/></text:p>
      <text:p text:style-name="P4">Τέλος, για τη main:</text:p>
      <text:p text:style-name="P4"/>
      <text:p text:style-name="P4"><text:tab/>Ζητείται από το χρήστη input μιας έκφρασης (στη μεταβλητή string).</text:p>
      <text:p text:style-name="P4"><text:tab/>Loop , όπου παίρνουμε τον καθε χαρακτήρα του string ξεχωριστά.</text:p>
      <text:p text:style-name="P4"><text:tab/><text:span text:style-name="T5">Αν ο χαρακτήρας είναι ‘(‘, ´{‘, ή ‘[‘ τότε το στοιχείο εισάγεται στη λίστα.</text:span></text:p>
      <text:p text:style-name="P4"><text:tab/><text:span text:style-name="T6">Εαν είναι ‘)’, ‘}’ ή ‘]’, τότε εάν η λίστα είναι κενή ή ο χαρακτήρας δεν είναι ο αντίστοιχος <text:tab/>του πάνω στοιχείου της στοίβας, τότε η συμβολοσειρά δεν είναι ζυγισμένη, εμφανίζεται <text:tab/>κατάλληλο μήνυμα και το πρόγραμμα τερματίζει.</text:span></text:p>
      <text:p text:style-name="P4"><text:tab/><text:span text:style-name="T9">Αλλιώς εξάγουμε το στοιχείο και συνεχίζουμε.</text:span></text:p>
      <text:p text:style-name="P4"><text:tab/><text:span text:style-name="T9">Στο τέλος, αν η στοίβα είναι κενή τοτε ήταν καλα ζυγισμένη η συμβολοσειρά και <text:tab/>εμφανίζεται κατάλληλο μήνυμα. Αντίστοιχα, εαν δεν είναι κενή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3:58:21.304814589</meta:creation-date>
    <meta:generator>LibreOffice/6.0.7.3$Linux_X86_64 LibreOffice_project/00m0$Build-3</meta:generator>
    <dc:date>2019-10-08T21:51:10.630377717</dc:date>
    <meta:editing-duration>PT3H3M18S</meta:editing-duration>
    <meta:editing-cycles>16</meta:editing-cycles>
    <meta:document-statistic meta:table-count="0" meta:image-count="0" meta:object-count="0" meta:page-count="1" meta:paragraph-count="27" meta:word-count="323" meta:character-count="2097" meta:non-whitespace-character-count="1773"/>
  </office:meta>
</office:document-meta>
</file>